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 Nerd Font Propo" svg:font-family="'Hack Nerd Font Prop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ack Nerd Font Propo"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font-name="Hack Nerd Font Propo" style:text-underline-style="none" officeooo:rsid="001cd949" officeooo:paragraph-rsid="001cd949"/>
    </style:style>
    <style:style style:name="P3" style:family="paragraph" style:parent-style-name="Text_20_body">
      <style:paragraph-properties fo:text-align="start" style:justify-single-word="false"/>
      <style:text-properties style:font-name="Hack Nerd Font Propo" style:text-underline-style="none" officeooo:rsid="001cd949" officeooo:paragraph-rsid="001cd949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Hack Nerd Font Propo" officeooo:rsid="001cd949"/>
    </style:style>
    <style:style style:name="P5" style:family="paragraph" style:parent-style-name="Standard">
      <style:paragraph-properties fo:text-align="start" style:justify-single-word="false"/>
      <style:text-properties style:font-name="Hack Nerd Font Propo" style:text-underline-style="none" officeooo:rsid="001e3a77" officeooo:paragraph-rsid="001e3a77"/>
    </style:style>
    <style:style style:name="P6" style:family="paragraph" style:parent-style-name="Text_20_body" style:list-style-name="L1">
      <style:paragraph-properties fo:text-align="start" style:justify-single-word="false"/>
      <style:text-properties style:font-name="Hack Nerd Font Propo" style:text-underline-style="none" officeooo:rsid="001e3a77" officeooo:paragraph-rsid="001e3a77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Hack Nerd Font Propo" officeooo:rsid="001e3a77" officeooo:paragraph-rsid="001e3a77"/>
    </style:style>
    <style:style style:name="P8" style:family="paragraph" style:parent-style-name="Text_20_body">
      <style:paragraph-properties fo:text-align="start" style:justify-single-word="false"/>
      <style:text-properties style:font-name="Hack Nerd Font Propo" officeooo:rsid="001e3a77" officeooo:paragraph-rsid="001e3a77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Hack Nerd Font Propo" officeooo:rsid="001e3a77" officeooo:paragraph-rsid="001e3a77"/>
    </style:style>
    <style:style style:name="P10" style:family="paragraph" style:parent-style-name="Text_20_body" style:list-style-name="L3">
      <style:paragraph-properties fo:text-align="start" style:justify-single-word="false"/>
      <style:text-properties style:font-name="Hack Nerd Font Propo" officeooo:rsid="001e3a77" officeooo:paragraph-rsid="001e3a77"/>
    </style:style>
    <style:style style:name="P11" style:family="paragraph" style:parent-style-name="Text_20_body" style:list-style-name="L4">
      <style:paragraph-properties fo:text-align="start" style:justify-single-word="false"/>
      <style:text-properties style:font-name="Hack Nerd Font Propo" officeooo:rsid="001e3a77" officeooo:paragraph-rsid="001e3a77"/>
    </style:style>
    <text:list-style style:name="L1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- Implementación de red para centro de eSports</text:p>
      <text:p text:style-name="P1"/>
      <text:p text:style-name="P2">Nombre: José Miguel Rivera</text:p>
      <text:p text:style-name="P2">G2 Seguridad en Redes de Datos</text:p>
      <text:p text:style-name="P2"/>
      <text:p text:style-name="P2">Proyecto de implementación de red para eSportsPRO Academy.</text:p>
      <text:p text:style-name="P2"/>
      <text:p text:style-name="P2">1.- Diseño de red</text:p>
      <text:p text:style-name="P2"/>
      <text:p text:style-name="P2">Se crea un diagrama de topología estrella en software Packet Tracer</text:p>
      <text:p text:style-name="P2"/>
      <text:p text:style-name="P2">Esquema de direccionamiento IP y VLAN: </text:p>
      <text:p text:style-name="P2"/>
      <text:p text:style-name="P2">Red sugerida: 172.16.0.0/16</text:p>
      <text:p text:style-name="P2"/>
      <text:p text:style-name="P2">De acuerdo a los requerimientos entregados se realiza la siguiente propuesta de direccionamiento IP y creación de VLAN por área de trabajo:</text:p>
      <text:p text:style-name="P2"/>
      <text:p text:style-name="P3">AREA ENTRENAMIENTO (20 PCS)</text:p>
      <text:p text:style-name="P4">VLAN 10</text:p>
      <text:p text:style-name="P4">IP 172.16.10.1 /27</text:p>
      <text:p text:style-name="P4">MASCARA 255.255.255.224</text:p>
      <text:p text:style-name="P2"/>
      <text:p text:style-name="P3">AREA STREAMING (5 PCS)</text:p>
      <text:p text:style-name="P4">VLAN 20</text:p>
      <text:p text:style-name="P4">IP 172.16.20.1 /28</text:p>
      <text:p text:style-name="P4">MASCARA 255.255.255.240</text:p>
      <text:p text:style-name="P2"/>
      <text:p text:style-name="P3">AREA ADMINISTRACION (10 PCS)</text:p>
      <text:p text:style-name="P4">VLAN 30</text:p>
      <text:p text:style-name="P4">IP 172.16.30.1 /28</text:p>
      <text:p text:style-name="P4">MASCARA 255.255.255.240</text:p>
      <text:p text:style-name="P2"/>
      <text:p text:style-name="P2"/>
      <text:p text:style-name="P3">AREA VISITANTES</text:p>
      <text:p text:style-name="P4">VLAN 40</text:p>
      <text:p text:style-name="P4">IP 172.16.40.1 /24</text:p>
      <text:p text:style-name="P4">MASCARA 255.255.255.0</text:p>
      <text:p text:style-name="P2"/>
      <text:p text:style-name="P3">AREA SERVIDORES</text:p>
      <text:p text:style-name="P4">VLAN 99</text:p>
      <text:p text:style-name="P4">IP 172.16.99.1 /29</text:p>
      <text:p text:style-name="P4"><text:soft-page-break/>MASCARA 255.255.255.248</text:p>
      <text:p text:style-name="P2"/>
      <text:p text:style-name="P2">Por los requerimientos de equipos, es necesario acotar las redes y dividir por vlan para determinar los canales de comunicación. La cantidad de hosts para /16 es demasiada considerando los equipos que se conectarán.</text:p>
      <text:p text:style-name="P2"/>
      <text:p text:style-name="P5">Reglas definidas</text:p>
      <text:p text:style-name="P5"/>
      <text:list text:style-name="L1">
        <text:list-item>
          <text:p text:style-name="P6">Entrenamiento se comunica con servidores y streaming</text:p>
        </text:list-item>
        <text:list-item>
          <text:p text:style-name="P7">Streaming se comunica con servidores y entrenamiento</text:p>
        </text:list-item>
        <text:list-item>
          <text:p text:style-name="P7">Servidores se comunica con todos excepto visitantes</text:p>
        </text:list-item>
        <text:list-item>
          <text:p text:style-name="P7">Administracion se comunica con servidores y visitantes</text:p>
        </text:list-item>
      </text:list>
      <text:p text:style-name="P8"/>
      <text:p text:style-name="P8">2.- Configuración de switching</text:p>
      <text:p text:style-name="P8">Se crean las vlans:</text:p>
      <text:list text:style-name="L2">
        <text:list-item>
          <text:p text:style-name="P9">10 ENTRENAMIENTO</text:p>
        </text:list-item>
        <text:list-item>
          <text:p text:style-name="P9">20 STREAMING</text:p>
        </text:list-item>
        <text:list-item>
          <text:p text:style-name="P9">30 ADMINISTRACION</text:p>
        </text:list-item>
        <text:list-item>
          <text:p text:style-name="P9">40 VISITANTES</text:p>
        </text:list-item>
        <text:list-item>
          <text:p text:style-name="P9">99 SERVIDORES</text:p>
        </text:list-item>
      </text:list>
      <text:p text:style-name="P8"/>
      <text:p text:style-name="P8">Se implementa el modo trunk entre los switch de cada área, el switch core de distribución y el router principal. Se tiene presente que la red de visitantes quedará aislada de las demás redes.</text:p>
      <text:p text:style-name="P8"/>
      <text:p text:style-name="P8">3.- Configuración de routing</text:p>
      <text:list text:style-name="L3">
        <text:list-item>
          <text:p text:style-name="P10">Se implementa en router la subdivisón de redes y vlans en el puerto Gigabit Ethernet 0/0</text:p>
        </text:list-item>
        <text:list-item>
          <text:p text:style-name="P10">Se implementa ACL para determinar que áreas quedarán intercomunicadas</text:p>
        </text:list-item>
        <text:list-item>
          <text:p text:style-name="P10">Se verifica la conectividad de acuerdo a las reglas definidas</text:p>
          <text:p text:style-name="P10"/>
        </text:list-item>
      </text:list>
      <text:p text:style-name="P8"/>
      <text:p text:style-name="P8"><text:soft-page-break/></text:p>
      <text:p text:style-name="P8">4.- Optimización y seguridad</text:p>
      <text:p text:style-name="P8"/>
      <text:list text:style-name="L4">
        <text:list-item>
          <text:p text:style-name="P11">Se implementa QoS para tráfico de gaming</text:p>
        </text:list-item>
        <text:list-item>
          <text:p text:style-name="P11">Se configura red wifi para acceso de visitantes</text:p>
        </text:list-item>
        <text:list-item>
          <text:p text:style-name="P11">Se asigna ip de gestión para router </text:p>
        </text:list-item>
      </text:list>
      <text:p text:style-name="P8"/>
      <text:p text:style-name="P5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 Nerd Font Propo" svg:font-family="'Hack Nerd Font Prop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2T22:06:32.072442270</meta:creation-date>
    <dc:date>2025-07-02T22:28:53.932380438</dc:date>
    <meta:editing-duration>PT11M19S</meta:editing-duration>
    <meta:editing-cycles>1</meta:editing-cycles>
    <meta:document-statistic meta:table-count="0" meta:image-count="0" meta:object-count="0" meta:page-count="3" meta:paragraph-count="52" meta:word-count="321" meta:character-count="1965" meta:non-whitespace-character-count="1709"/>
    <meta:generator>LibreOffice/25.2.4.3$Linux_X86_64 LibreOffice_project/520$Build-3</meta:generator>
  </office:meta>
</office:document-meta>
</file>